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2fe2c" officeooo:paragraph-rsid="0004a76b"/>
    </style:style>
    <style:style style:name="P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</style:style>
    <style:style style:name="P3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officeooo:paragraph-rsid="0004a76b"/>
    </style:style>
    <style:style style:name="P4" style:family="paragraph" style:parent-style-name="Standard" style:list-style-name="L1">
      <style:paragraph-properties fo:line-height="150%" fo:text-align="start" style:justify-single-word="false" fo:orphans="2" fo:widows="2"/>
    </style:style>
    <style:style style:name="P5" style:family="paragraph" style:parent-style-name="Standard" style:list-style-name="L1">
      <style:paragraph-properties fo:line-height="150%" fo:text-align="start" style:justify-single-word="false" fo:orphans="2" fo:widows="2"/>
      <style:text-properties officeooo:paragraph-rsid="0002fe2c"/>
    </style:style>
    <style:style style:name="P6" style:family="paragraph" style:parent-style-name="Standard" style:list-style-name="L1">
      <style:paragraph-properties fo:line-height="150%" fo:text-align="start" style:justify-single-word="false" fo:orphans="2" fo:widows="2"/>
      <style:text-properties style:font-name="Liberation Serif" fo:font-size="12pt" officeooo:paragraph-rsid="0002fe2c" style:font-size-asian="12pt" style:font-size-complex="12pt"/>
    </style:style>
    <style:style style:name="P7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officeooo:rsid="00066b38"/>
    </style:style>
    <style:style style:name="T1" style:family="text">
      <style:text-properties fo:font-variant="normal" fo:text-transform="none" fo:color="#000000" style:font-name="Liberation Serif" fo:font-size="12pt" fo:letter-spacing="normal" fo:font-style="normal" fo:font-weight="normal" style:font-size-asian="12pt" style:font-size-complex="12pt"/>
    </style:style>
    <style:style style:name="T2" style:family="text">
      <style:text-properties fo:font-variant="normal" fo:text-transform="none" fo:color="#000000" style:font-name="Liberation Serif" fo:font-size="12pt" fo:letter-spacing="normal" fo:font-style="normal" fo:font-weight="normal" officeooo:rsid="0002fe2c" style:font-size-asian="12pt" style:font-size-complex="12pt"/>
    </style:style>
    <style:style style:name="T3" style:family="text">
      <style:text-properties officeooo:rsid="000233bf"/>
    </style:style>
    <style:style style:name="T4" style:family="text">
      <style:text-properties fo:color="#000000" officeooo:rsid="000233bf"/>
    </style:style>
    <style:style style:name="T5" style:family="text">
      <style:text-properties fo:color="#000000" style:font-name="Liberation Serif" fo:font-size="12pt" style:font-size-asian="12pt" style:font-size-complex="12pt"/>
    </style:style>
    <style:style style:name="T6" style:family="text">
      <style:text-properties fo:color="#000000" style:font-name="Liberation Serif" fo:font-size="12pt" officeooo:rsid="0002fe2c" style:font-size-asian="12pt" style:font-size-complex="12pt"/>
    </style:style>
    <style:style style:name="T7" style:family="text">
      <style:text-properties fo:color="#000000" style:font-name="Liberation Serif" fo:font-size="12pt" officeooo:rsid="0004a76b" style:font-size-asian="12pt" style:font-size-complex="12pt"/>
    </style:style>
    <style:style style:name="T8" style:family="text">
      <style:text-properties officeooo:rsid="0004a76b"/>
    </style:style>
    <style:style style:name="T9" style:family="text">
      <style:text-properties style:font-name="Liberation Serif" fo:font-size="12pt" officeooo:rsid="000233bf" style:font-size-asian="12pt" style:font-size-complex="12pt"/>
    </style:style>
    <style:style style:name="T10" style:family="text">
      <style:text-properties style:font-name="Liberation Serif" fo:font-size="12pt" officeooo:rsid="0004a76b" style:font-size-asian="12pt" style:font-size-complex="12pt"/>
    </style:style>
    <style:style style:name="T11" style:family="text">
      <style:text-properties officeooo:rsid="000a5b1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M<text:span text:style-name="T8">ateriały dodatkowe do pracy samodzielnej</text:span></text:p>
      <text:p text:style-name="Standard"/>
      <text:p text:style-name="Standard"/>
      <text:p text:style-name="Standard"/>
      <text:list xml:id="list1963129904" text:style-name="L1">
        <text:list-item>
          <text:p text:style-name="P4"><text:span text:style-name="Emphasis"><text:span text:style-name="T1">First Certificate</text:span></text:span><text:span text:style-name="T1">. </text:span><text:span text:style-name="Emphasis"><text:span text:style-name="T1">Language Practice</text:span></text:span><text:span text:style-name="T1">. Michael </text:span><text:span text:style-name="Emphasis"><text:span text:style-name="T1">Vince</text:span></text:span><text:span text:style-name="T1">. English Grammar and Vocabulary. <text:s/>- </text:span><text:span text:style-name="T2">zasady gramatyczne oraz ćwiczenia</text:span></text:p>
        </text:list-item>
        <text:list-item>
          <text:p text:style-name="P4"><text:span text:style-name="Emphasis"><text:span text:style-name="T1">English Vocabulary in Use </text:span></text:span><text:span text:style-name="T1">Upper-intermediate</text:span><text:span text:style-name="T5"> <text:s/>- </text:span><text:span text:style-name="T6">ć</text:span><text:span text:style-name="T7">wiczenia na</text:span><text:span text:style-name="T6"> słownictw</text:span><text:span text:style-name="T7">o</text:span></text:p>
        </text:list-item>
        <text:list-item>
          <text:p text:style-name="P6"><text:span text:style-name="T4">Ox</text:span><text:span text:style-name="T3">ford English for Careers – seria podręczników do języka angielskiego z różnych spacjalizacji </text:span></text:p>
        </text:list-item>
        <text:list-item>
          <text:p text:style-name="P5"><text:span text:style-name="T9"><text:s/></text:span><text:a xlink:type="simple" xlink:href="http://www.angielskawyspa.pl/dydaktyka-2/e-learning" text:style-name="Internet_20_link" text:visited-style-name="Visited_20_Internet_20_Link"><text:span text:style-name="T9">http://www.angielskawyspa.pl/dydaktyka-2/e-learning</text:span></text:a><text:span text:style-name="T9"> - platforma e-tutor – zasady korzystania </text:span><text:span text:style-name="T10">dla studentów UWr</text:span></text:p>
        </text:list-item>
      </text:list>
      <text:p text:style-name="P3"><text:span text:style-name="T8"><text:s text:c="6"/>5. </text:span><text:span text:style-name="T9">ćwiczenia online oraz w pdf z gramatyki, słownictwa, słowotwórstwa, transformacji - <text:s/>B</text:span><text:span text:style-name="T10">2:</text:span></text:p>
      <text:p text:style-name="P2"/>
      <text:p text:style-name="P2"><text:a xlink:type="simple" xlink:href="https://www.english-grammar.at/online_exercises/tenses/tenses_index.htm" text:style-name="Internet_20_link" text:visited-style-name="Visited_20_Internet_20_Link">https://www.english-grammar.at/online_exercises/tenses/tenses_index.htm</text:a></text:p>
      <text:p text:style-name="P2"/>
      <text:p text:style-name="P7">6. ćwiczenia na różne sprawności językowe, w tym podcasty <text:span text:style-name="T11">na różne poziomy </text:span></text:p>
      <text:p text:style-name="P2"/>
      <text:p text:style-name="P2"><text:a xlink:type="simple" xlink:href="https://test-english.com/" text:style-name="Internet_20_link" text:visited-style-name="Visited_20_Internet_20_Link">https://test-english.com/</text:a></text:p>
      <text:p text:style-name="P2"/>
      <text:p text:style-name="P2"><text:a xlink:type="simple" xlink:href="https://www.cambridgeenglish.org/" text:style-name="Internet_20_link" text:visited-style-name="Visited_20_Internet_20_Link">https://www.cambridgeenglish.org/</text:a></text:p>
      <text:p text:style-name="P2"/>
      <text:p text:style-name="P2"><text:a xlink:type="simple" xlink:href="https://learnenglish.britishcouncil.org/skills/listening/upper-intermediate-b2" text:style-name="Internet_20_link" text:visited-style-name="Visited_20_Internet_20_Link">https://learnenglish.britishcouncil.org/skills/listening/upper-intermediate-b2</text:a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10-11T19:17:14.728000000</meta:creation-date>
    <dc:date>2023-10-10T16:50:19.736000000</dc:date>
    <meta:editing-duration>PT13M31S</meta:editing-duration>
    <meta:editing-cycles>6</meta:editing-cycles>
    <meta:generator>LibreOffice/6.3.5.2$Windows_X86_64 LibreOffice_project/dd0751754f11728f69b42ee2af66670068624673</meta:generator>
    <meta:document-statistic meta:table-count="0" meta:image-count="0" meta:object-count="0" meta:page-count="1" meta:paragraph-count="11" meta:word-count="83" meta:character-count="826" meta:non-whitespace-character-count="744"/>
  </office:meta>
</office:document-meta>
</file>